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eb21" officeooo:paragraph-rsid="0002eb21"/>
    </style:style>
    <style:style style:name="P2" style:family="paragraph" style:parent-style-name="Standard">
      <style:text-properties officeooo:rsid="000450b2" officeooo:paragraph-rsid="000450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uso: Login</text:p>
      <text:p text:style-name="P1">Usuario: Cliente</text:p>
      <text:p text:style-name="P1">Requisitos: El usuario debe de haberse registrado previamente</text:p>
      <text:p text:style-name="P1"/>
      <text:p text:style-name="P2">Curso de eventos típico:</text:p>
      <text:p text:style-name="P2"/>
      <text:p text:style-name="P2">El usuario carga la página de login e introduce sus credenciales. El sistema responde con éxito y redirige al usuario a la página principal. Los botones de login y registro desaparecen y un botón de salir aparece.</text:p>
      <text:p text:style-name="P2"/>
      <text:p text:style-name="P2">Curso de eventos alternativo:</text:p>
      <text:p text:style-name="P2"/>
      <text:p text:style-name="P2">1. Los credenciales introducidos por el usuario son incorrectos. Un mensaje informativo aparece informando al usuario de lo ocurri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30T15:47:52.484000000</dc:date>
    <meta:editing-duration>PT4M34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7" meta:word-count="78" meta:character-count="495" meta:non-whitespace-character-count="424"/>
  </office:meta>
</office:document-meta>
</file>